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 officeooo:paragraph-rsid="000606e6" style:font-size-asian="7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03:14:02.292710268</meta:creation-date>
    <dc:date>2022-04-20T20:43:57.370023328</dc:date>
    <meta:editing-duration>PT8M24S</meta:editing-duration>
    <meta:editing-cycles>4</meta:editing-cycles>
    <meta:generator>LibreOffice/7.2.6.2$Linux_X86_64 LibreOffice_project/20$Build-2</meta:generator>
    <meta:print-date>2022-04-20T20:43:40.459507526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